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Calculation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3" style:family="table-cell" style:parent-style-name="Good" style:data-style-name="N0">
      <style:table-cell-properties fo:background-color="#C6EFCE"/>
      <style:text-properties fo:color="#006100"/>
    </style:style>
    <style:style style:name="ce4" style:family="table-cell" style:parent-style-name="Neutral" style:data-style-name="N0">
      <style:table-cell-properties fo:background-color="#FFEB9C"/>
      <style:text-properties fo:color="#9C5700"/>
    </style:style>
    <style:style style:name="ce5" style:family="table-cell" style:parent-style-name="Input" style:data-style-name="N0">
      <style:table-cell-properties fo:border="thin solid #7F7F7F" fo:background-color="#FFCC99"/>
      <style:text-properties fo:color="#3F3F76"/>
    </style:style>
    <style:style style:name="ce6" style:family="table-cell" style:parent-style-name="Default" style:data-style-name="N36"/>
    <style:style style:name="ce7" style:family="table-cell" style:parent-style-name="Default" style:data-style-name="N37"/>
    <style:style style:name="ce8" style:family="table-cell" style:parent-style-name="Default" style:data-style-name="N38"/>
    <style:style style:name="ce9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0">
      <style:text-properties fo:color="#FF0000"/>
    </style:style>
    <style:style style:name="ce11" style:family="table-cell" style:parent-style-name="Default" style:data-style-name="N38">
      <style:text-properties fo:color="#FF0000"/>
    </style:style>
    <style:style style:name="ce12" style:family="table-cell" style:parent-style-name="Default" style:data-style-name="N37">
      <style:text-properties fo:color="#FF0000"/>
    </style:style>
    <style:style style:name="ce13" style:family="table-cell" style:parent-style-name="Neutral" style:data-style-name="N0">
      <style:table-cell-properties fo:border="thin solid #7F7F7F" fo:background-color="#FFEB9C"/>
      <style:text-properties fo:color="#9C5700"/>
    </style:style>
    <style:style style:name="ce14" style:family="table-cell" style:parent-style-name="Default" style:data-style-name="N36">
      <style:text-properties fo:color="#FF0000"/>
    </style:style>
    <style:style style:name="ce15" style:family="table-cell" style:parent-style-name="Neutral" style:data-style-name="N38">
      <style:table-cell-properties fo:border="thin solid #7F7F7F" style:vertical-align="automatic" fo:background-color="#FFEB9C" style:repeat-content="false"/>
      <style:paragraph-properties fo:text-align="end" fo:margin-right="0cm"/>
      <style:text-properties fo:color="#FF0000"/>
    </style:style>
    <style:style style:name="ce16" style:family="table-cell" style:parent-style-name="Neutral" style:data-style-name="N37">
      <style:table-cell-properties style:vertical-align="automatic" fo:background-color="#FFEB9C" style:repeat-content="false"/>
      <style:paragraph-properties fo:text-align="end" fo:margin-right="0cm"/>
      <style:text-properties fo:color="#FF0000"/>
    </style:style>
    <style:style style:name="ce17" style:family="table-cell" style:parent-style-name="Input" style:data-style-name="N38">
      <style:table-cell-properties fo:border="thin solid #7F7F7F" fo:background-color="#FFCC99"/>
      <style:text-properties fo:color="#FF0000"/>
    </style:style>
    <style:style style:name="ce18" style:family="table-cell" style:parent-style-name="Input" style:data-style-name="N37">
      <style:table-cell-properties fo:border="thin solid #7F7F7F" fo:background-color="#FFCC99"/>
      <style:text-properties fo:color="#FF0000"/>
    </style:style>
    <style:style style:name="ce19" style:family="table-cell" style:parent-style-name="Bad" style:data-style-name="N0">
      <style:table-cell-properties fo:border="thin double #3F3F3F" fo:background-color="#FFC7CE"/>
      <style:text-properties fo:color="#9C0006"/>
    </style:style>
    <style:style style:name="ce20" style:family="table-cell" style:parent-style-name="Input" style:data-style-name="N0">
      <style:table-cell-properties fo:border="thin solid #7F7F7F" fo:background-color="#FFCC99"/>
      <style:text-properties fo:color="#3F3F76"/>
    </style:style>
    <style:style style:name="ce21" style:family="table-cell" style:parent-style-name="Note" style:data-style-name="N0">
      <style:table-cell-properties fo:border="thin solid #B2B2B2" fo:background-color="#FFFFCC"/>
    </style:style>
    <style:style style:name="ce22" style:family="table-cell" style:parent-style-name="Output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8EA9DB"/>
    </style:style>
    <style:style style:name="ce24" style:family="table-cell" style:parent-style-name="Default" style:data-style-name="N12"/>
    <style:style style:name="ce2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6" style:family="table-cell" style:parent-style-name="Default" style:data-style-name="N12">
      <style:table-cell-properties style:vertical-align="automatic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8" style:family="table-cell" style:parent-style-name="Default" style:data-style-name="N12">
      <style:table-cell-properties style:vertical-align="automatic" fo:background-color="transparent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ackground-color="#D9E1F2"/>
    </style:style>
    <style:style style:name="ce30" style:family="table-cell" style:parent-style-name="Good" style:data-style-name="N0">
      <style:table-cell-properties fo:background-color="#A9D08E"/>
      <style:text-properties fo:color="#006100"/>
    </style:style>
    <style:style style:name="ce31" style:family="table-cell" style:parent-style-name="Default" style:data-style-name="N0">
      <style:table-cell-properties fo:background-color="#E2EFDA"/>
    </style:style>
    <style:style style:name="ce32" style:family="table-cell" style:parent-style-name="Neutral" style:data-style-name="N0">
      <style:table-cell-properties fo:background-color="#FFD966"/>
      <style:text-properties fo:color="#9C5700"/>
    </style:style>
    <style:style style:name="ce33" style:family="table-cell" style:parent-style-name="Default" style:data-style-name="N39">
      <style:table-cell-properties fo:background-color="#FFF2CC"/>
    </style:style>
    <style:style style:name="ce34" style:family="table-cell" style:parent-style-name="Default" style:data-style-name="N0">
      <style:table-cell-properties style:vertical-align="automatic" fo:background-color="#FFF2CC" style:repeat-content="false"/>
      <style:paragraph-properties fo:text-align="end" fo:margin-right="0cm"/>
    </style:style>
    <style:style style:name="ce35" style:family="table-cell" style:parent-style-name="Default" style:data-style-name="N40">
      <style:table-cell-properties style:vertical-align="automatic" fo:background-color="#FFF2CC" style:repeat-content="false"/>
      <style:paragraph-properties fo:text-align="end" fo:margin-right="0cm"/>
    </style:style>
    <style:style style:name="ce36" style:family="table-cell" style:parent-style-name="Default" style:data-style-name="N12">
      <style:table-cell-properties fo:background-color="#FFF2CC"/>
    </style:style>
    <style:style style:name="ce37" style:family="table-cell" style:parent-style-name="Default" style:data-style-name="N12">
      <style:table-cell-properties style:vertical-align="automatic" fo:background-color="#FFF2CC" style:repeat-content="false"/>
      <style:paragraph-properties fo:text-align="end" fo:margin-right="0cm"/>
    </style:style>
    <style:style style:name="co1" style:family="table-column">
      <style:table-column-properties fo:break-before="auto" style:column-width="8.6995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3.13266666666667cm"/>
    </style:style>
    <style:style style:name="co4" style:family="table-column">
      <style:table-column-properties fo:break-before="auto" style:column-width="18.9653333333333cm"/>
    </style:style>
    <style:style style:name="co5" style:family="table-column">
      <style:table-column-properties fo:break-before="auto" style:column-width="3.2385cm"/>
    </style:style>
    <style:style style:name="co6" style:family="table-column">
      <style:table-column-properties fo:break-before="auto" style:column-width="3.97933333333333cm"/>
    </style:style>
    <style:style style:name="co7" style:family="table-column">
      <style:table-column-properties fo:break-before="auto" style:column-width="4.3815cm"/>
    </style:style>
    <style:style style:name="co8" style:family="table-column">
      <style:table-column-properties fo:break-before="auto" style:column-width="4.42383333333333cm"/>
    </style:style>
    <style:style style:name="co9" style:family="table-column">
      <style:table-column-properties fo:break-before="auto" style:column-width="3.40783333333333cm"/>
    </style:style>
    <style:style style:name="co10" style:family="table-column">
      <style:table-column-properties fo:break-before="auto" style:column-width="3.91583333333333cm"/>
    </style:style>
    <style:style style:name="co11" style:family="table-column">
      <style:table-column-properties fo:break-before="auto" style:column-width="4.064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office:value-type="string" table:style-name="ce2">
            <text:p>Kickstarter</text:p>
          </table:table-cell>
          <table:table-cell table:number-columns-repeated="4" table:style-name="ce1"/>
          <table:table-cell office:value-type="string" table:style-name="ce1">
            <text:p>MSRP = €15.99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3">
            <text:p>Softwares<text:s/></text:p>
          </table:table-cell>
          <table:table-cell office:value-type="string" table:style-name="ce4">
            <text:p>Per Month</text:p>
          </table:table-cell>
          <table:table-cell office:value-type="string" table:style-name="ce5">
            <text:p>Project Cost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Visual Studio</text:p>
          </table:table-cell>
          <table:table-cell office:value-type="currency" office:value="0" table:style-name="ce6">
            <text:p>€ 0</text:p>
          </table:table-cell>
          <table:table-cell office:value-type="currency" office:value="0" table:style-name="ce6">
            <text:p>€ 0</text:p>
          </table:table-cell>
          <table:table-cell office:value-type="string" table:style-name="ce1">
            <text:p>Free up to $100,0000 in revenue</text:p>
          </table:table-cell>
          <table:table-cell office:value-type="string" table:style-name="ce23">
            <text:p>Month</text:p>
          </table:table-cell>
          <table:table-cell office:value-type="string" table:style-name="ce30">
            <text:p>Projected Sales</text:p>
          </table:table-cell>
          <table:table-cell office:value-type="string" table:style-name="ce32">
            <text:p>Company Cashflow</text:p>
          </table:table-cell>
          <table:table-cell office:value-type="string" table:style-name="ce22">
            <text:p>Total<text:s/></text:p>
          </table:table-cell>
          <table:table-cell office:value-type="string" table:style-name="ce19">
            <text:p>Owed</text:p>
          </table:table-cell>
          <table:table-cell office:value-type="string" table:style-name="ce20">
            <text:p>ROI</text:p>
          </table:table-cell>
          <table:table-cell office:value-type="string" table:style-name="ce21">
            <text:p>Turnover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ubstance Suite</text:p>
          </table:table-cell>
          <table:table-cell office:value-type="currency" office:value="299.7" table:style-name="ce7">
            <text:p>€ 299,70</text:p>
          </table:table-cell>
          <table:table-cell office:value-type="currency" office:value="1798.1999999999998" table:formula="of:=299.7*6" table:style-name="ce7">
            <text:p>€ 1.798,20</text:p>
          </table:table-cell>
          <table:table-cell table:style-name="ce1"/>
          <table:table-cell office:value-type="float" office:value="1" table:style-name="ce29">
            <text:p>1</text:p>
          </table:table-cell>
          <table:table-cell office:value-type="float" office:value="0" table:style-name="ce31">
            <text:p>0</text:p>
          </table:table-cell>
          <table:table-cell office:value-type="currency" office:value="13198.288" table:formula="of:=[.C40]+[.C36]+[.C29]+[.C24]+[.C17]+[.C13]+[.C7]" table:style-name="ce33">
            <text:p>€ 13.198,29</text:p>
          </table:table-cell>
          <table:table-cell office:value-type="string" table:style-name="ce26">
            <text:p>€10638.7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currency" office:value="0" table:style-name="ce24">
            <text:p>€ 0,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utodesk Maya</text:p>
          </table:table-cell>
          <table:table-cell office:value-type="currency" office:value="508.25" table:style-name="ce8">
            <text:p>€ 508,25</text:p>
          </table:table-cell>
          <table:table-cell office:value-type="currency" office:value="3049.5" table:formula="of:=508.25*6" table:style-name="ce7">
            <text:p>€ 3.049,50</text:p>
          </table:table-cell>
          <table:table-cell table:style-name="ce1"/>
          <table:table-cell office:value-type="float" office:value="2" table:style-name="ce29">
            <text:p>2</text:p>
          </table:table-cell>
          <table:table-cell office:value-type="float" office:value="0" table:style-name="ce31">
            <text:p>0</text:p>
          </table:table-cell>
          <table:table-cell office:value-type="string" table:style-name="ce34">
            <text:p><text:s/>€ 10638.75</text:p>
          </table:table-cell>
          <table:table-cell office:value-type="string" table:style-name="ce25">
            <text:p><text:s/>€ 9294.6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currency" office:value="0" table:style-name="ce24">
            <text:p>€ 0,0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dobe Suite</text:p>
          </table:table-cell>
          <table:table-cell office:value-type="currency" office:value="69.989999999999995" table:style-name="ce7">
            <text:p>€ 69,99</text:p>
          </table:table-cell>
          <table:table-cell office:value-type="currency" office:value="419.98800000000006" table:formula="of:=69.998*6" table:style-name="ce9">
            <text:p>€ 419,99</text:p>
          </table:table-cell>
          <table:table-cell table:style-name="ce1"/>
          <table:table-cell office:value-type="float" office:value="3" table:style-name="ce29">
            <text:p>3</text:p>
          </table:table-cell>
          <table:table-cell office:value-type="float" office:value="0" table:style-name="ce31">
            <text:p>0</text:p>
          </table:table-cell>
          <table:table-cell office:value-type="string" table:style-name="ce34">
            <text:p>€9294.61</text:p>
          </table:table-cell>
          <table:table-cell office:value-type="string" table:style-name="ce25">
            <text:p>€7950.47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currency" office:value="0" table:style-name="ce24">
            <text:p>€ 0,0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Total Yearly Software Costs</text:p>
          </table:table-cell>
          <table:table-cell table:style-name="ce1"/>
          <table:table-cell office:value-type="currency" office:value="5267.6880000000001" table:formula="of:=SUM([.C3:.C6])" table:style-name="ce11">
            <text:p>€ 5.267,69</text:p>
          </table:table-cell>
          <table:table-cell table:style-name="ce1"/>
          <table:table-cell office:value-type="float" office:value="4" table:style-name="ce29">
            <text:p>4</text:p>
          </table:table-cell>
          <table:table-cell office:value-type="float" office:value="0" table:style-name="ce31">
            <text:p>0</text:p>
          </table:table-cell>
          <table:table-cell office:value-type="string" office:string-value="€7950.47" table:formula="of:=[.H6]" table:style-name="ce34">
            <text:p>€7950.47</text:p>
          </table:table-cell>
          <table:table-cell office:value-type="string" table:style-name="ce25">
            <text:p>€6606.3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currency" office:value="0" table:style-name="ce24">
            <text:p>€ 0,00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Total Monthly Software Costs</text:p>
          </table:table-cell>
          <table:table-cell office:value-type="float" office:value="877.94" table:formula="of:=SUM([.B3:.B6])" table:style-name="ce10">
            <text:p>877,94</text:p>
          </table:table-cell>
          <table:table-cell table:number-columns-repeated="2" table:style-name="ce1"/>
          <table:table-cell office:value-type="float" office:value="5" table:style-name="ce29">
            <text:p>5</text:p>
          </table:table-cell>
          <table:table-cell office:value-type="float" office:value="0" table:style-name="ce31">
            <text:p>0</text:p>
          </table:table-cell>
          <table:table-cell office:value-type="string" office:string-value="€6606.33" table:formula="of:=[.H7]" table:style-name="ce34">
            <text:p>€6606.33</text:p>
          </table:table-cell>
          <table:table-cell office:value-type="string" table:style-name="ce27">
            <text:p>€1344.19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currency" office:value="0" table:style-name="ce24">
            <text:p>€ 0,00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office:value-type="float" office:value="6" table:style-name="ce29">
            <text:p>6</text:p>
          </table:table-cell>
          <table:table-cell office:value-type="float" office:value="5000" table:style-name="ce31">
            <text:p>5000</text:p>
          </table:table-cell>
          <table:table-cell office:value-type="currency" office:value="55965" table:style-name="ce35">
            <text:p>€ 55.965,00</text:p>
          </table:table-cell>
          <table:table-cell office:value-type="currency" office:value="54620.86" table:style-name="ce28">
            <text:p>€ 54.620,86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currency" office:value="54620.86" table:style-name="ce24">
            <text:p>€ 54.620,86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One Time Purchase Softwares</text:p>
          </table:table-cell>
          <table:table-cell table:style-name="ce4"/>
          <table:table-cell office:value-type="string" table:style-name="ce5">
            <text:p>Cost</text:p>
          </table:table-cell>
          <table:table-cell table:style-name="ce1"/>
          <table:table-cell office:value-type="float" office:value="7" table:style-name="ce29">
            <text:p>7</text:p>
          </table:table-cell>
          <table:table-cell office:value-type="float" office:value="1250" table:style-name="ce31">
            <text:p>1250</text:p>
          </table:table-cell>
          <table:table-cell office:value-type="currency" office:value="69956.25" table:style-name="ce36">
            <text:p>€ 69.956,25</text:p>
          </table:table-cell>
          <table:table-cell office:value-type="currency" office:value="68612.11" table:style-name="ce24">
            <text:p>€ 68.612,1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currency" office:value="68612.11" table:style-name="ce24">
            <text:p>€ 68.612,1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bleton Live</text:p>
          </table:table-cell>
          <table:table-cell table:style-name="ce1"/>
          <table:table-cell office:value-type="currency" office:value="349" table:style-name="ce7">
            <text:p>€ 349,00</text:p>
          </table:table-cell>
          <table:table-cell table:style-name="ce1"/>
          <table:table-cell office:value-type="float" office:value="8" table:style-name="ce29">
            <text:p>8</text:p>
          </table:table-cell>
          <table:table-cell office:value-type="float" office:value="556" table:style-name="ce31">
            <text:p>556</text:p>
          </table:table-cell>
          <table:table-cell office:value-type="currency" office:value="74830.45" table:style-name="ce36">
            <text:p>€ 74.830,45</text:p>
          </table:table-cell>
          <table:table-cell office:value-type="currency" office:value="73486.3" table:style-name="ce28">
            <text:p>€ 73.486,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currency" office:value="73486.3" table:style-name="ce28">
            <text:p>€ 73.486,3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rKlang</text:p>
          </table:table-cell>
          <table:table-cell table:style-name="ce1"/>
          <table:table-cell office:value-type="currency" office:value="290" table:style-name="ce7">
            <text:p>€ 290,00</text:p>
          </table:table-cell>
          <table:table-cell office:value-type="string" table:style-name="ce1">
            <text:p>For use on one project</text:p>
          </table:table-cell>
          <table:table-cell office:value-type="float" office:value="9" table:style-name="ce29">
            <text:p>9</text:p>
          </table:table-cell>
          <table:table-cell office:value-type="float" office:value="313" table:style-name="ce31">
            <text:p>313</text:p>
          </table:table-cell>
          <table:table-cell office:value-type="currency" office:value="76984.12" table:style-name="ce36">
            <text:p>€ 76.984,12</text:p>
          </table:table-cell>
          <table:table-cell office:value-type="currency" office:value="75639.98" table:style-name="ce24">
            <text:p>€ 75.639,9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currency" office:value="75639.98" table:style-name="ce24">
            <text:p>€ 75.639,98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Total Costs of One time purchase Software</text:p>
          </table:table-cell>
          <table:table-cell table:style-name="ce1"/>
          <table:table-cell office:value-type="currency" office:value="639" table:formula="of:=SUM([.C11:.C12])" table:style-name="ce11">
            <text:p>€ 639,00</text:p>
          </table:table-cell>
          <table:table-cell table:style-name="ce1"/>
          <table:table-cell office:value-type="float" office:value="10" table:style-name="ce29">
            <text:p>10</text:p>
          </table:table-cell>
          <table:table-cell office:value-type="float" office:value="200" table:style-name="ce31">
            <text:p>200</text:p>
          </table:table-cell>
          <table:table-cell office:value-type="string" table:style-name="ce37">
            <text:p>€77.878.58</text:p>
          </table:table-cell>
          <table:table-cell office:value-type="currency" office:value="76534.429999999993" table:style-name="ce24">
            <text:p>€ 76.534,4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currency" office:value="76534.429999999993" table:style-name="ce24">
            <text:p>€ 76.534,43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office:value-type="float" office:value="11" table:style-name="ce29">
            <text:p>11</text:p>
          </table:table-cell>
          <table:table-cell office:value-type="float" office:value="139" table:style-name="ce31">
            <text:p>139</text:p>
          </table:table-cell>
          <table:table-cell office:value-type="string" table:style-name="ce34">
            <text:p>€78,089.02</text:p>
          </table:table-cell>
          <table:table-cell office:value-type="string" table:style-name="ce25">
            <text:p>€76,744.8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25">
            <text:p>€76,744.88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Premises</text:p>
          </table:table-cell>
          <table:table-cell office:value-type="string" table:style-name="ce4">
            <text:p>Per Month</text:p>
          </table:table-cell>
          <table:table-cell office:value-type="string" table:style-name="ce5">
            <text:p>Per Half Year</text:p>
          </table:table-cell>
          <table:table-cell table:style-name="ce1"/>
          <table:table-cell office:value-type="float" office:value="12" table:style-name="ce29">
            <text:p>12</text:p>
          </table:table-cell>
          <table:table-cell office:value-type="float" office:value="102" table:style-name="ce31">
            <text:p>102</text:p>
          </table:table-cell>
          <table:table-cell office:value-type="string" table:style-name="ce34">
            <text:p>€77,887.01</text:p>
          </table:table-cell>
          <table:table-cell office:value-type="string" table:style-name="ce25">
            <text:p>€76,542.88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25">
            <text:p>€76,542.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.H Tromplaan 47, Enschede</text:p>
          </table:table-cell>
          <table:table-cell office:value-type="currency" office:value="425" table:style-name="ce7">
            <text:p>€ 425,00</text:p>
          </table:table-cell>
          <table:table-cell office:value-type="currency" office:value="2550" table:formula="of:=425*6" table:style-name="ce7">
            <text:p>€ 2.550,00</text:p>
          </table:table-cell>
          <table:table-cell office:value-type="string" table:style-name="ce1">
            <text:p>An all inclusive cost for all service costs and utilities<text:s/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0">
            <text:p>Total Yearly costs of Premises</text:p>
          </table:table-cell>
          <table:table-cell table:style-name="ce1"/>
          <table:table-cell office:value-type="currency" office:value="2550" table:formula="of:=425*6" table:style-name="ce12">
            <text:p>€ 2.550,0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Total Monthly of Premises</text:p>
          </table:table-cell>
          <table:table-cell office:value-type="currency" office:value="425" table:style-name="ce12">
            <text:p>€ 425,0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Equipment</text:p>
          </table:table-cell>
          <table:table-cell table:style-name="ce13"/>
          <table:table-cell office:value-type="string" table:style-name="ce5">
            <text:p>Cos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di Keyboard</text:p>
          </table:table-cell>
          <table:table-cell table:style-name="ce1"/>
          <table:table-cell office:value-type="currency" office:value="79" table:style-name="ce7">
            <text:p>€ 79,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ks</text:p>
          </table:table-cell>
          <table:table-cell table:style-name="ce1"/>
          <table:table-cell office:value-type="currency" office:value="419.7" table:style-name="ce7">
            <text:p>€ 419,7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k Chairs</text:p>
          </table:table-cell>
          <table:table-cell table:style-name="ce1"/>
          <table:table-cell office:value-type="currency" office:value="77.7" table:style-name="ce7">
            <text:p>€ 77,7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Total Cost of Equipment</text:p>
          </table:table-cell>
          <table:table-cell table:style-name="ce1"/>
          <table:table-cell office:value-type="currency" office:value="576.4" table:formula="of:=SUM([.C21:.C23])" table:style-name="ce12">
            <text:p>€ 576,4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Insurance</text:p>
          </table:table-cell>
          <table:table-cell office:value-type="string" table:style-name="ce13">
            <text:p>Per Month</text:p>
          </table:table-cell>
          <table:table-cell office:value-type="string" table:style-name="ce5">
            <text:p>Per Half ye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ability Insurance</text:p>
          </table:table-cell>
          <table:table-cell office:value-type="currency" office:value="10.6" table:style-name="ce7">
            <text:p>€ 10,60</text:p>
          </table:table-cell>
          <table:table-cell office:value-type="currency" office:value="63.599999999999994" table:formula="of:=10.6*6" table:style-name="ce7">
            <text:p>€ 63,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rkers Compensation Insurance</text:p>
          </table:table-cell>
          <table:table-cell office:value-type="currency" office:value="30.6" table:style-name="ce7">
            <text:p>€ 30,60</text:p>
          </table:table-cell>
          <table:table-cell office:value-type="currency" office:value="183.60000000000002" table:formula="of:=30.6*6" table:style-name="ce7">
            <text:p>€ 183,60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Total Yearly cost of Insurance</text:p>
          </table:table-cell>
          <table:table-cell table:style-name="ce1"/>
          <table:table-cell office:value-type="float" office:value="247.20000000000002" table:formula="of:=SUM([.C27:.C28])" table:style-name="ce10">
            <text:p>247,2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Total Monthly Cost of Insurance</text:p>
          </table:table-cell>
          <table:table-cell office:value-type="float" office:value="41.2" table:formula="of:=SUM([.B27:.B28])" table:style-name="ce10">
            <text:p>41,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Marketing</text:p>
          </table:table-cell>
          <table:table-cell table:style-name="ce4"/>
          <table:table-cell office:value-type="string" table:style-name="ce5">
            <text:p>Campaign Leng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ogle Ads</text:p>
          </table:table-cell>
          <table:table-cell table:style-name="ce1"/>
          <table:table-cell office:value-type="currency" office:value="608" table:style-name="ce7">
            <text:p>€ 608,00</text:p>
          </table:table-cell>
          <table:table-cell office:value-type="string" table:style-name="ce1">
            <text:p>1 month campaign reaching 25,000(up to 200 clicks) people per day to the steam pag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Youtube Sponsored Videos</text:p>
          </table:table-cell>
          <table:table-cell table:style-name="ce1"/>
          <table:table-cell office:value-type="currency" office:value="3000" table:style-name="ce7">
            <text:p>€ 3.000,00</text:p>
          </table:table-cell>
          <table:table-cell office:value-type="string" table:style-name="ce1">
            <text:p>3 Youtubers releasing 3 videos playing the game in the days before the release (Audience size 100,000 - 3m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cebook Ad</text:p>
          </table:table-cell>
          <table:table-cell table:style-name="ce1"/>
          <table:table-cell office:value-type="currency" office:value="210" table:style-name="ce6">
            <text:p>€ 210</text:p>
          </table:table-cell>
          <table:table-cell office:value-type="string" table:style-name="ce1">
            <text:p>500 clicks per day one week after release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otal Marketing Costs:</text:p>
          </table:table-cell>
          <table:table-cell table:style-name="ce1"/>
          <table:table-cell office:value-type="currency" office:value="3818" table:formula="of:=[.C33]+[.C34]+[.C35]" table:style-name="ce12">
            <text:p>€ 3.818,00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Distribution Cost</text:p>
          </table:table-cell>
          <table:table-cell table:style-name="ce4"/>
          <table:table-cell office:value-type="string" table:style-name="ce5">
            <text:p>One Off Payme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eam</text:p>
          </table:table-cell>
          <table:table-cell table:style-name="ce1"/>
          <table:table-cell office:value-type="currency" office:value="100" table:style-name="ce6">
            <text:p>€ 1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Total Distribution Cost</text:p>
          </table:table-cell>
          <table:table-cell table:style-name="ce1"/>
          <table:table-cell office:value-type="currency" office:value="100" table:style-name="ce14">
            <text:p>€ 100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Total Cost of Production before VAT P/M</text:p>
          </table:table-cell>
          <table:table-cell office:value-type="currency" office:value="1344.14" table:formula="of:=[.B30]+[.B18]+[.B8]" table:style-name="ce15">
            <text:p>€ 1.344,14</text:p>
          </table:table-cell>
          <table:table-cell table:style-name="ce5"/>
          <table:table-cell table:number-columns-repeated="16381" table:style-name="ce1"/>
        </table:table-row>
        <table:table-row table:style-name="ro1">
          <table:table-cell table:style-name="ce3"/>
          <table:table-cell table:style-name="ce16"/>
          <table:table-cell table:style-name="ce5"/>
          <table:table-cell table:number-columns-repeated="16381" table:style-name="ce1"/>
        </table:table-row>
        <table:table-row table:style-name="ro1">
          <table:table-cell office:value-type="string" table:style-name="ce3">
            <text:p>Total Cost of Production before VAT P/Y</text:p>
          </table:table-cell>
          <table:table-cell table:style-name="ce4"/>
          <table:table-cell office:value-type="currency" office:value="13198.288" table:formula="of:=[.C40]+[.C36]+[.C29]+[.C24]+[.C17]+[.C13]+[.C7]" table:style-name="ce17">
            <text:p>€ 13.198,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Total Cost of Production After VAT P/Y</text:p>
          </table:table-cell>
          <table:table-cell table:style-name="ce4"/>
          <table:table-cell office:value-type="currency" office:value="11784.927520000001" table:formula="of:=((([.C7]+[.C13]+[.C24]+[.C29])/100)*79) + [.C40]+[.C36]+[.C17]" table:style-name="ce18">
            <text:p>€ 11.784,93</text:p>
          </table:table-cell>
          <table:table-cell table:number-columns-repeated="16381" table:style-name="ce1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12P0">
      <number:currency-symbol>€</number:currency-symbol>
      <number:text> </number:text>
      <number:number number:decimal-places="2" number:min-integer-digits="1" number:grouping="true"/>
    </number:currency-style>
    <number:currency-style style:name="N12">
      <style:text-properties fo:color="#FF0000"/>
      <number:currency-symbol>€</number:currency-symbol>
      <number:text> -</number:text>
      <number:number number:decimal-places="2" number:min-integer-digits="1" number:grouping="true"/>
      <style:map style:condition="value()&gt;=0" style:apply-style-name="N12P0"/>
    </number:currency-style>
    <number:currency-style style:name="N36P0" number:language="en" number:country="NL">
      <number:currency-symbol number:language="en" number:country="NL">€</number:currency-symbol>
      <number:text> </number:text>
      <number:number number:decimal-places="0" number:min-integer-digits="1" number:grouping="true"/>
    </number:currency-style>
    <number:currency-style style:name="N36" number:language="en" number:country="NL">
      <style:text-properties fo:color="#FF0000"/>
      <number:currency-symbol number:language="en" number:country="NL">€</number:currency-symbol>
      <number:text> -</number:text>
      <number:number number:decimal-places="0" number:min-integer-digits="1" number:grouping="true"/>
      <style:map style:condition="value()&gt;=0" style:apply-style-name="N36P0"/>
    </number:currency-style>
    <number:currency-style style:name="N37P0" number:language="en" number:country="NL">
      <number:currency-symbol number:language="en" number:country="NL">€</number:currency-symbol>
      <number:text> </number:text>
      <number:number number:decimal-places="2" number:min-integer-digits="1" number:grouping="true"/>
    </number:currency-style>
    <number:currency-style style:name="N37" number:language="en" number:country="NL">
      <style:text-properties fo:color="#FF0000"/>
      <number:currency-symbol number:language="en" number:country="NL">€</number:currency-symbol>
      <number:text> -</number:text>
      <number:number number:decimal-places="2" number:min-integer-digits="1" number:grouping="true"/>
      <style:map style:condition="value()&gt;=0" style:apply-style-name="N37P0"/>
    </number:currency-style>
    <number:currency-style style:name="N38P0" number:language="en" number:country="NL">
      <number:currency-symbol number:language="en" number:country="NL">€</number:currency-symbol>
      <number:text> </number:text>
      <number:number number:decimal-places="2" number:min-integer-digits="1" number:grouping="true"/>
    </number:currency-style>
    <number:currency-style style:name="N38" number:language="en" number:country="NL">
      <style:text-properties fo:color="#FF0000"/>
      <number:currency-symbol number:language="en" number:country="NL">€</number:currency-symbol>
      <number:text> </number:text>
      <number:number number:decimal-places="2" number:min-integer-digits="1" number:grouping="true"/>
      <style:map style:condition="value()&gt;=0" style:apply-style-name="N38P0"/>
    </number:currency-style>
    <number:currency-style style:name="N39P0" number:language="fy" number:country="NL">
      <number:currency-symbol number:language="fy" number:country="NL">€</number:currency-symbol>
      <number:text> </number:text>
      <number:number number:decimal-places="2" number:min-integer-digits="1" number:grouping="true"/>
    </number:currency-style>
    <number:currency-style style:name="N39" number:language="fy" number:country="NL">
      <style:text-properties fo:color="#FF0000"/>
      <number:currency-symbol number:language="fy" number:country="NL">€</number:currency-symbol>
      <number:text> </number:text>
      <number:number number:decimal-places="2" number:min-integer-digits="1" number:grouping="true"/>
      <style:map style:condition="value()&gt;=0" style:apply-style-name="N39P0"/>
    </number:currency-style>
    <number:currency-style style:name="N40">
      <number:currency-symbol>€</number:currency-symbol>
      <number:text> </number:text>
      <number:number number:decimal-places="2" number:min-integer-digits="1" number:grouping="true"/>
    </number:currency-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Good" style:family="table-cell" style:data-style-name="N0">
      <style:table-cell-properties fo:background-color="#C6EFCE"/>
      <style:text-properties fo:color="#006100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Robert Day O'Connor</meta:initial-creator>
    <dc:creator>Robert Day O'Connor</dc:creator>
    <meta:creation-date>2020-03-04T10:35:07Z</meta:creation-date>
    <dc:date>2020-03-04T18:22:43Z</dc:date>
  </office:meta>
</office:document-meta>
</file>